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The C preprocessor</text:p>
            <text:p text:style-name="P1">Mark Veltzer</text:p>
            <text:p text:style-name="P1"><text:span text:style-name="T1">mark.veltzer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ings we will consi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ow to do var args macros.</text:p>
              </text:list-item>
              <text:list-item>
                <text:p>Quoting in macros.</text:p>
              </text:list-item>
              <text:list-item>
                <text:p>Writing type independent functions</text:p>
              </text:list-item>
              <text:list-item>
                <text:p>What are the “out of the box” defines.</text:p>
              </text:list-item>
              <text:list-item>
                <text:p>Remove this page once this is all d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1">“</text:span><text:span text:style-name="T1">do { } while(0)”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en you write a macro MYMACRO() you want it to be usable in any context.</text:p>
              </text:list-item>
              <text:list-item>
                <text:p>This includes <text:span text:style-name="T1">“if(...) MYMACRO();”</text:span></text:p>
              </text:list-item>
              <text:list-item>
                <text:p>And <text:span text:style-name="T1">“else MYMACRO();”</text:span></text:p>
              </text:list-item>
              <text:list-item>
                <text:p><text:span text:style-name="T2">And </text:span><text:span text:style-name="T1">“while (…) MYMACRO();”</text:span></text:p>
              </text:list-item>
              <text:list-item>
                <text:p><text:span text:style-name="T2">And “</text:span><text:span text:style-name="T1">do MYMACRO() while (…);”</text:span></text:p>
              </text:list-item>
              <text:list-item>
                <text:p>But if your macro is a multi statement macro then some of these will be silently wrong and some not compile.</text:p>
              </text:list-item>
              <text:list-item>
                <text:p>In addition you can now define local variables in the block scope that is created by the do-while statement and not worry about those local variables messing your users local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y not <text:span text:style-name="T1">“if (1) { ...}”</text:span>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the user of your macro follows the <text:span text:style-name="T1">if</text:span> with an else the else will be attached to your <text:span text:style-name="T1">if</text:span>.</text:p>
              </text:list-item>
              <text:list-item>
                <text:p>What about <text:span text:style-name="T1">“if (1) {…} else {}”</text:span>?</text:p>
              </text:list-item>
              <text:list-item>
                <text:p>This does not force the user to use the macro with a semicolon (<text:span text:style-name="T1">do-while(0) </text:span>does) .</text:p>
              </text:list-item>
              <text:list-item>
                <text:p>This does not allow to break inside the macro (<text:span text:style-name="T1">do-while(0) </text:span>does) .</text:p>
              </text:list-item>
              <text:list-item>
                <text:p>It's not as widely used as the <text:span text:style-name="T1">do-while</text:span> sol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essages during compil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ou can use the preprocessor to emit messages during compilation.</text:p>
              </text:list-item>
              <text:list-item>
                <text:p>The syntax is <text:span text:style-name="T1">“#pragma message "compiling main function..."”</text:span></text:p>
              </text:list-item>
              <text:list-item>
                <text:p><text:span text:style-name="T2">Usage: remind people of things to fix.</text:span></text:p>
              </text:list-item>
              <text:list-item>
                <text:p><text:span text:style-name="T2">You can also do any kind of </text:span><text:span text:style-name="T1">#pragma</text:span><text:span text:style-name="T2"> using the built in </text:span><text:span text:style-name="T1">_Pragma()</text:span><text:span text:style-name="T2"> macro.</text:span></text:p>
              </text:list-item>
            </text:list>
          </draw:text-box>
        </draw:frame>
        <draw:frame draw:style-name="gr2" draw:text-style-name="P3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defining macr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 <text:span text:style-name="T1">gcc(1) </text:span><text:span text:style-name="T2">it is an warning to redefine a macro differently (if the macro is the same it is actually ok...)</text:span></text:p>
              </text:list-item>
              <text:list-item>
                <text:p><text:span text:style-name="T2">This warning applies with any -Wall or -Wxxx flags.</text:span></text:p>
              </text:list-item>
              <text:list-item>
                <text:p><text:span text:style-name="T2">You must use </text:span><text:span text:style-name="T1">undef</text:span><text:span text:style-name="T2"> to undefine the previous macro and then define the next.</text:span></text:p>
              </text:list-item>
              <text:list-item>
                <text:p><text:span text:style-name="T2">No </text:span><text:span text:style-name="T1">#pragmas</text:span><text:span text:style-name="T2"> will avoid the warning.</text:span></text:p>
              </text:list-item>
              <text:list-item>
                <text:p><text:span text:style-name="T2">Of-course, if you are compiling with </text:span><text:span text:style-name="T1">-Werror </text:span><text:span text:style-name="T2">then you will fail compil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fault macros that you should know abou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07:37:47.876166937</meta:creation-date>
    <meta:editing-duration>PT59M44S</meta:editing-duration>
    <meta:editing-cycles>6</meta:editing-cycles>
    <dc:date>2014-11-22T08:52:40.159617601</dc:date>
    <meta:generator>LibreOffice/4.3.3.2$Linux_X86_64 LibreOffice_project/430m0$Build-2</meta:generator>
    <meta:document-statistic meta:object-count="49"/>
  </office:meta>
</office:document-meta>
</file>